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e296" officeooo:paragraph-rsid="0009873e"/>
    </style:style>
    <style:style style:name="P2" style:family="paragraph" style:parent-style-name="Standard">
      <style:paragraph-properties fo:text-align="center" style:justify-single-word="false"/>
      <style:text-properties officeooo:rsid="000fe296" officeooo:paragraph-rsid="0009873e"/>
    </style:style>
    <style:style style:name="P3" style:family="paragraph" style:parent-style-name="Standard">
      <style:paragraph-properties fo:text-align="center" style:justify-single-word="false"/>
      <style:text-properties officeooo:rsid="000fe296" officeooo:paragraph-rsid="000d1be2"/>
    </style:style>
    <style:style style:name="P4" style:family="paragraph" style:parent-style-name="Standard">
      <style:paragraph-properties fo:text-align="start" style:justify-single-word="false"/>
      <style:text-properties officeooo:rsid="000fe296" officeooo:paragraph-rsid="000e2353"/>
    </style:style>
    <style:style style:name="P5" style:family="paragraph" style:parent-style-name="Standard">
      <style:text-properties officeooo:paragraph-rsid="0009873e"/>
    </style:style>
    <style:style style:name="P6" style:family="paragraph" style:parent-style-name="Standard">
      <style:paragraph-properties fo:text-align="start" style:justify-single-word="false"/>
      <style:text-properties fo:font-weight="bold" officeooo:rsid="0009873e" officeooo:paragraph-rsid="0009873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ca005" officeooo:paragraph-rsid="000ca005" style:font-weight-asian="bold" style:font-weight-complex="bold"/>
    </style:style>
    <style:style style:name="P8" style:family="paragraph" style:parent-style-name="Standard">
      <style:text-properties fo:font-weight="bold" officeooo:rsid="000d1be2" officeooo:paragraph-rsid="000d1be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e2353" officeooo:paragraph-rsid="0009873e" style:font-weight-asian="bold" style:font-weight-complex="bold"/>
    </style:style>
    <style:style style:name="P10" style:family="paragraph" style:parent-style-name="Standard">
      <style:text-properties fo:font-weight="bold" officeooo:rsid="000e2353" officeooo:paragraph-rsid="000e2353" style:font-weight-asian="bold" style:font-weight-complex="bold"/>
    </style:style>
    <style:style style:name="P11" style:family="paragraph" style:parent-style-name="Standard">
      <style:text-properties officeooo:rsid="000b2dff" officeooo:paragraph-rsid="000b2dff"/>
    </style:style>
    <style:style style:name="P12" style:family="paragraph" style:parent-style-name="Standard">
      <style:text-properties officeooo:rsid="000ca005" officeooo:paragraph-rsid="000ca005"/>
    </style:style>
    <style:style style:name="P13" style:family="paragraph" style:parent-style-name="Standard">
      <style:paragraph-properties fo:text-align="start" style:justify-single-word="false"/>
      <style:text-properties officeooo:paragraph-rsid="000ca005"/>
    </style:style>
    <style:style style:name="P14" style:family="paragraph" style:parent-style-name="Standard">
      <style:text-properties officeooo:rsid="000e2353" officeooo:paragraph-rsid="000e2353"/>
    </style:style>
    <style:style style:name="T1" style:family="text">
      <style:text-properties officeooo:rsid="0009873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a005" style:font-weight-asian="normal" style:font-weight-complex="normal"/>
    </style:style>
    <style:style style:name="T4" style:family="text">
      <style:text-properties fo:font-weight="normal" officeooo:rsid="000e2353" style:font-weight-asian="normal" style:font-weight-complex="normal"/>
    </style:style>
    <style:style style:name="T5" style:family="text">
      <style:text-properties officeooo:rsid="000a8c63"/>
    </style:style>
    <style:style style:name="T6" style:family="text">
      <style:text-properties officeooo:rsid="000b2dff"/>
    </style:style>
    <style:style style:name="T7" style:family="text">
      <style:text-properties officeooo:rsid="000e235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2353" style:font-weight-asian="bold" style:font-weight-complex="bold"/>
    </style:style>
    <style:style style:name="T10" style:family="text">
      <style:text-properties officeooo:rsid="000e83e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><text:span text:style-name="T7">DOCUMENTATION</text:span> <text:span text:style-name="T1">for Task 2 – SQL</text:span></text:p>
      <text:p text:style-name="P3"/>
      <text:p text:style-name="P4"><text:span text:style-name="T7">Author: Georgiana Marian</text:span></text:p>
      <text:p text:style-name="P4"><text:span text:style-name="T7">Date: 26.07.2018 </text:span></text:p>
      <text:p text:style-name="P2"/>
      <text:p text:style-name="P6">Description</text:p>
      <text:p text:style-name="P6"><text:span text:style-name="T2"/></text:p>
      <text:p text:style-name="P6"><text:span text:style-name="T2">This tool allows the user to perform SQL-like operations on data from a CSV file and to output it to </text:span><text:span text:style-name="T3">the </text:span><text:span text:style-name="T2">screen or another CSV file. </text:span></text:p>
      <text:p text:style-name="P9"/>
      <text:p text:style-name="P6"><text:span text:style-name="T2"/></text:p>
      <text:p text:style-name="P7">Arguments</text:p>
      <text:p text:style-name="P7"/>
      <text:p text:style-name="P7"><text:span text:style-name="T2">--help<text:tab/><text:tab/><text:tab/><text:tab/><text:tab/><text:tab/><text:tab/>explains what each option does</text:span></text:p>
      <text:p text:style-name="P7"><text:span text:style-name="T2">--select<text:tab/><text:tab/><text:tab/><text:tab/><text:tab/><text:tab/><text:tab/>select columns from table</text:span></text:p>
      <text:p text:style-name="P7"><text:span text:style-name="T2">--from<text:tab/><text:tab/><text:tab/><text:tab/><text:tab/><text:tab/><text:tab/>file in which the table is</text:span></text:p>
      <text:p text:style-name="P13"><text:span text:style-name="T3">--output <text:s text:c="2"/>+ <text:s text:c="2"/>--output-file<text:tab/><text:tab/><text:tab/><text:tab/>output method</text:span></text:p>
      <text:p text:style-name="P7"><text:span text:style-name="T2">--sort-column + --sort-mode + --sort-direction<text:tab/>column and parameters on which to sort</text:span></text:p>
      <text:p text:style-name="P7"><text:span text:style-name="T2">--multi-sort +--multi-sort-dir<text:tab/><text:tab/><text:tab/><text:tab/>sort on multiple columns </text:span></text:p>
      <text:p text:style-name="P7"><text:span text:style-name="T2">--unique<text:tab/><text:tab/><text:tab/><text:tab/><text:tab/><text:tab/>remove duplicates</text:span></text:p>
      <text:p text:style-name="P7"><text:span text:style-name="T2">--aggregate-sum<text:tab/><text:tab/><text:tab/><text:tab/><text:tab/>makes </text:span><text:span text:style-name="T4">the</text:span><text:span text:style-name="T2"> sum on a column</text:span></text:p>
      <text:p text:style-name="P7"><text:span text:style-name="T2">--aggregate-column<text:tab/><text:tab/><text:tab/><text:tab/><text:tab/>makes </text:span><text:span text:style-name="T4">the</text:span><text:span text:style-name="T2"> product on a column</text:span></text:p>
      <text:p text:style-name="P7"><text:span text:style-name="T2">--aggregate-list <text:s text:c="2"/>+ <text:s text:c="2"/>--aggregate-list-glue<text:tab/><text:tab/>glue strings from a column</text:span></text:p>
      <text:p text:style-name="P7"><text:span text:style-name="T2">--uppercase-column<text:tab/><text:tab/><text:tab/><text:tab/><text:tab/>apply uppercase filter</text:span></text:p>
      <text:p text:style-name="P7"><text:span text:style-name="T2">--lowercase-column<text:tab/><text:tab/><text:tab/><text:tab/><text:tab/>apply lowercase filter</text:span></text:p>
      <text:p text:style-name="P7"><text:span text:style-name="T2">--titlecase-column<text:tab/><text:tab/><text:tab/><text:tab/><text:tab/>apply titlecase fitlter</text:span></text:p>
      <text:p text:style-name="P7"><text:span text:style-name="T2">--power-values <text:s/>column,power<text:tab/><text:tab/><text:tab/></text:span></text:p>
      <text:p text:style-name="P1"/>
      <text:p text:style-name="P1"><text:span text:style-name="T8">Sample input</text:span><text:span text:style-name="T9">s</text:span><text:span text:style-name="T8">: </text:span></text:p>
      <text:p text:style-name="P1"/>
      <text:p text:style-name="P1"><text:span text:style-name="T5">&gt; </text:span>php sql.php --input-file=data.csv --output csv --output-file=dada.csv --select name,surname,age --from=data.csv --where='name&lt;&gt;Georgiana' --sort-column name --sort-mode numeric <text:s/>--multi-sort=name,surname,age --multi-sort-dir=asc,desc,asc --sort-direction asc <text:s/>--aggregate sum --aggregate-sum age --column-sort asc</text:p>
      <text:p text:style-name="P1"/>
      <text:p text:style-name="P11">&gt;php sql.php --input-file=data.csv --output csv --output-file=dada.csv --select name,surname,age --from=data.csv --where='name<text:span text:style-name="T10">&lt;</text:span>Georgiana' --sort-column name --sort-mode numeric <text:s/>--multi-sort=name,surname,age --multi-sort-dir=asc,desc,asc --sort-direction asc <text:s/>--aggregate product --aggregate-product age </text:p>
      <text:p text:style-name="P11"/>
      <text:p text:style-name="P14">&gt;php sql.php --input-file=data.csv --output screen --output-file=output.csv --select='*' --from=data.csv --where='name<text:span text:style-name="T10">=</text:span>Georgiana' --sort-column name --sort-mode numeric <text:s/>--multi-sort=name,surname,age --multi-sort-dir=asc,desc,asc --sort-direction asc <text:s/></text:p>
      <text:p text:style-name="P11"/>
      <text:p text:style-name="P12"><text:span text:style-name="T9">NOTE: </text:span>I added a –aggregate product/sum/list argument in order to be able to figure out easier which kind of aggregation I should use</text:p>
      <text:p text:style-name="P12"/>
      <text:p text:style-name="P10">Expected output</text:p>
      <text:p text:style-name="P10">- screeen: <text:span text:style-name="T2">data in json format</text:span></text:p>
      <text:p text:style-name="P10">-file:<text:span text:style-name="T2"> data in csv format</text:span></text:p>
      <text:p text:style-name="P12"/>
      <text:p text:style-name="P12"/>
      <text:p text:style-name="P8">Problems</text:p>
      <text:p text:style-name="P8"><text:span text:style-name="T2"/></text:p>
      <text:p text:style-name="P8"><text:span text:style-name="T2">I do not have a function to validate each argument separately, therefore the existence of the isset in sql.php is annoy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5:58:05.666090227</meta:creation-date>
    <dc:date>2018-07-26T17:32:49.136568942</dc:date>
    <meta:editing-duration>PT12M29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30" meta:word-count="299" meta:character-count="2120" meta:non-whitespace-character-count="1833"/>
  </office:meta>
</office:document-meta>
</file>